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25-10-20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25-09-18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25-08-21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25-07-25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25-06-17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25-05-22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25-04-16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24-11-19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24-10-16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24-09-19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24-08-21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24-07-16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24-06-21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24-04-25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23-11-16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23-10-23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23-09-26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23-08-28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23-07-24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23-06-28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23-05-25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23-04-26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22-11-16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22-10-21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22-09-19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22-08-19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22-07-20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22-06-16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22-05-17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22-04-19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21-11-16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21-10-26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21-09-22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21-08-25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21-07-23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21-06-17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21-05-26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21-04-23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20-11-19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20-10-28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20-09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20-08-20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20-07-20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20-06-23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20-05-28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19-11-20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19-10-14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19-09-17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19-08-20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19-07-18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19-06-19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19-05-16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19-04-16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18-11-27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18-10-24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18-09-24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18-08-28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18-07-30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18-06-25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18-05-29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17-11-27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17-10-25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17-09-27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17-08-29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17-07-27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17-06-26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17-05-24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17-04-21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16-11-28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16-10-27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16-09-26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16-08-23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16-07-29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16-06-23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16-05-20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16-04-06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15-11-23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15-10-30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15-09-30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15-08-25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15-06-2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15-05-21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15-04-17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14-11-20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14-10-3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14-09-29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14-08-29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14-07-24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14-06-26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14-05-28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14-04-22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13-11-21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13-10-24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13-09-27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13-08-28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13-07-26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13-06-26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13-05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13-04-26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12-11-09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12-10-08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12-09-04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12-08-07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12-07-03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12-06-0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12-05-0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12-04-0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11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2776" calcext:value-type="float">
            <text:p>-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11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11-10-17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11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11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11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11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2776" calcext:value-type="float">
            <text:p>-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11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11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10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1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1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1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1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1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1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1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09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0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0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09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09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0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09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09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8496" calcext:value-type="float">
            <text:p>-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08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0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08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08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08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08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08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08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07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0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07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07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07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07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0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06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06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06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06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06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0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06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06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06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05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05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0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0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0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0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0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0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05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0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0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0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0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0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0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0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0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0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04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0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0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0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0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0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0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0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0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0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02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0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0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0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0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0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0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02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0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0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0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0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0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0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0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0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0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01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00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00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0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0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0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0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0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0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0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2000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1999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1999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199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199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199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199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1999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199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1999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1998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1998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1998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199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1998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1998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1998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1998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1998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1998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1997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1997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1997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1997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1997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199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1997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1997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199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1997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1996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1996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1996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199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1996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1996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199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1996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1996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1996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1995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1995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1995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199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199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199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199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51</text:p>
          </table:table-cell>
          <table:table-cell office:value-type="string" calcext:value-type="string">
            <text:p>QWTA nr Wahkon, SOLE SOURCE #109</text:p>
          </table:table-cell>
          <table:table-cell office:value-type="string" calcext:value-type="string">
            <text:p>199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96" meta:object-count="0"/>
    <meta:user-defined meta:name="AppVersion">3.0</meta:user-defined>
  </office:meta>
</office:document-meta>
</file>